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Kreon" fo:font-weight="bold" style:font-weight-asian="bold" style:font-weight-complex="bold" fo:font-size="27pt" style:font-size-asian="27pt" style:font-size-complex="27pt"/>
    </style:style>
    <style:style style:name="P2" style:parent-style-name="Normal" style:family="paragraph">
      <style:text-properties style:font-name="Kreon" fo:font-size="12pt" style:font-size-asian="12pt" style:font-size-complex="12pt"/>
    </style:style>
    <style:style style:name="P3" style:parent-style-name="Normal" style:family="paragraph">
      <style:paragraph-properties fo:text-align="justify" fo:line-height="115%"/>
      <style:text-properties style:font-name="Kreon" fo:font-size="13pt" style:font-size-asian="13pt" style:font-size-complex="13pt"/>
    </style:style>
    <style:style style:name="P4" style:parent-style-name="Normal" style:family="paragraph">
      <style:paragraph-properties fo:text-align="justify" fo:line-height="115%"/>
      <style:text-properties style:font-name="Kreon" fo:font-size="3pt" style:font-size-asian="3pt" style:font-size-complex="3pt"/>
    </style:style>
    <style:style style:name="P5" style:parent-style-name="Normal" style:family="paragraph">
      <style:paragraph-properties fo:text-align="justify" fo:line-height="115%"/>
      <style:text-properties style:font-name="Kreon" fo:font-size="13pt" style:font-size-asian="13pt" style:font-size-complex="13pt"/>
    </style:style>
    <style:style style:name="P6" style:parent-style-name="Normal" style:family="paragraph">
      <style:paragraph-properties fo:text-align="justify" fo:line-height="115%"/>
      <style:text-properties style:font-name="Kreon" fo:font-size="3pt" style:font-size-asian="3pt" style:font-size-complex="3pt"/>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3pt" style:font-size-asian="3pt" style:font-size-complex="3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paragraph-properties fo:text-align="justify" fo:line-height="115%"/>
      <style:text-properties style:font-name="Kreon" fo:font-size="3pt" style:font-size-asian="3pt" style:font-size-complex="3pt"/>
    </style:style>
    <style:style style:name="P11" style:parent-style-name="Normal" style:family="paragraph">
      <style:paragraph-properties fo:text-align="justify" fo:line-height="115%"/>
    </style:style>
    <style:style style:name="T12" style:parent-style-name="Policepardéfaut" style:family="text">
      <style:text-properties style:font-name="Kreon" fo:font-size="13pt" style:font-size-asian="13pt" style:font-size-complex="13pt"/>
    </style:style>
    <style:style style:name="T13" style:parent-style-name="Policepardéfaut" style:family="text">
      <style:text-properties style:font-name="Kreon" fo:font-size="13pt" style:font-size-asian="13pt" style:font-size-complex="13pt"/>
    </style:style>
    <style:style style:name="T14" style:parent-style-name="Policepardéfaut" style:family="text">
      <style:text-properties style:font-name="Kreon" fo:font-size="13pt" style:font-size-asian="13pt" style:font-size-complex="13pt"/>
    </style:style>
  </office:automatic-styles>
  <office:body>
    <office:text text:use-soft-page-breaks="true">
      <text:p text:style-name="P1">Résumé</text:p>
      <text:p text:style-name="P2"><text:tab/><text:tab/></text:p>
      <text:p text:style-name="P3">Ce document est le résultat de notre travail dans le cadre du projet de fin d’étude effectué à la faculté des sciences Semlalia, a pour but la conception et la réalisation d'une application mobile des jeux sérieux éducatifs basés sur la pédagogie Montessori, ainsi sur un ensemble de technologies afin de permettre aux élèves de développer leurs compétences préscolaires, ainsi la capacité d’agir sur leur expérience et de la maîtriser.</text:p>
      <text:p text:style-name="P4"/>
      <text:p text:style-name="P5">Autrement dit, de nombreuses décisions doivent être faites pour bien accomplir l’objectif principal de notre projet qui est la réalisation un projet final pédagogique qui soit beau et pleinement fonctionnel ayant proposé nos propres idées de jeux.</text:p>
      <text:p text:style-name="P6"/>
      <text:p text:style-name="P7">Pour ça nous devons établir le cahier des charges initial, ainsi que concevoir en équipe le principe des jeux. Le temps est un facteur principal et difficile à gérer surtout dans cette crise à cause du covid-19. De plus, cela rassemble beaucoup de domaines (développement, graphisme, design, son...), qui nécessitent une formation très professionnelle surtout dans le cas ou ils ne sont pas maîtrisés.</text:p>
      <text:p text:style-name="P8"/>
      <text:p text:style-name="P9">Pour mener à bien ce projet, nous avons travaillé en binôme. On a commencé par l’identification de la problématique, c’est-à-dire la<text:s/>détermination du problème réel,<text:s/>puis une étude<text:s/>très fouillée<text:s/>d'existante, suivi d’une analyse approfondie du projet dans le but d’identifier les besoins fonctionnels et techniques auxquels la solution proposée doit répondre.</text:p>
      <text:p text:style-name="P10"/>
      <text:p text:style-name="P11"><text:span text:style-name="T12">En fin on a entamé au développement</text:span><text:span text:style-name="T13"><text:s/>et la réalisation de l’application</text:span><text:span text:style-name="T14"><text:s/>qui est généralement resté à la dernière phase de la réalis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3784in" fo:margin-left="0.4923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1:52:00Z</meta:creation-date>
    <dc:date>2020-05-31T12:08:00Z</dc:date>
    <meta:template xlink:href="Normal.dotm" xlink:type="simple"/>
    <meta:editing-cycles>5</meta:editing-cycles>
    <meta:editing-duration>PT960S</meta:editing-duration>
    <meta:document-statistic meta:page-count="1" meta:paragraph-count="3" meta:word-count="247" meta:character-count="1603" meta:row-count="11" meta:non-whitespace-character-count="1359"/>
  </office:meta>
</office:document-meta>
</file>